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0838d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style:text-properties officeooo:rsid="0000838d" officeooo:paragraph-rsid="0000838d"/>
    </style:style>
    <style:style style:name="P4" style:family="paragraph" style:parent-style-name="Table_20_Contents">
      <style:text-properties officeooo:paragraph-rsid="0000838d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text-properties officeooo:paragraph-rsid="0000838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106cm" style:contextual-spacing="false" fo:text-indent="0cm" style:auto-text-indent="false"/>
    </style:style>
    <style:style style:name="P9" style:family="paragraph" style:parent-style-name="Text_20_body" style:list-style-name="L3">
      <style:paragraph-properties fo:margin-left="0cm" fo:margin-right="0cm" fo:margin-top="0cm" fo:margin-bottom="0.106cm" style:contextual-spacing="false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margin-top="0cm" fo:margin-bottom="0.106cm" style:contextual-spacing="false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.106cm" style:contextual-spacing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0838d"/>
    </style:style>
    <style:style style:name="T4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ема:</text:span> <text:span text:style-name="T2">Измерительные методы оценки программ: назначение, условия применения</text:span></text:p>
      <text:p text:style-name="P1" loext:marker-style-name="T1"><text:span text:style-name="T1">Формат:</text:span> Индивидуальный проект</text:p>
      <text:p text:style-name="P1"><text:span text:style-name="T1">Цель задания:</text:span> Закрепить понимание измерительных методов оценки программного обеспечения, их назначения и условий применения. Научиться применять базовые метрики для анализа кода.</text:p>
      <text:p text:style-name="P6"><text:span text:style-name="Strong_20_Emphasis"/></text:p>
      <text:p text:style-name="P6"><text:span text:style-name="Strong_20_Emphasis"><text:span text:style-name="T3">1.</text:span></text:span><text:span text:style-name="Strong_20_Emphasis">Определение и цели:</text:span></text:p>
      <text:p text:style-name="P6"><text:span text:style-name="Strong_20_Emphasis">Измерительные методы оценки программ</text:span> — количественные способы оценки характеристик ПО с помощью метрик.</text:p>
      <text:p text:style-name="P6"><text:span text:style-name="Strong_20_Emphasis">Основные цели:</text:span></text:p>
      <text:list text:style-name="L1">
        <text:list-item>
          <text:list>
            <text:list-item>
              <text:list>
                <text:list-item>
                  <text:p text:style-name="P5">Контроль качества кода</text:p>
                </text:list-item>
                <text:list-item>
                  <text:p text:style-name="P5">Прогнозирование трудозатрат на разработку/поддержку</text:p>
                </text:list-item>
                <text:list-item>
                  <text:p text:style-name="P5">Выявление сложных участков кода</text:p>
                </text:list-item>
                <text:list-item>
                  <text:p text:style-name="P5">Улучшение процессов тестирования</text:p>
                </text:list-item>
              </text:list>
            </text:list-item>
          </text:list>
        </text:list-item>
      </text:list>
      <text:p text:style-name="P7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<text:span text:style-name="Strong_20_Emphasis">Тип метрики</text:span><text:line-break/></text:p>
          </table:table-cell>
          <table:table-cell table:style-name="Таблица1.A1" office:value-type="string">
            <text:p text:style-name="P2"><text:span text:style-name="Strong_20_Emphasis">Примеры</text:span></text:p>
          </table:table-cell>
          <table:table-cell table:style-name="Таблица1.C1" office:value-type="string">
            <text:p text:style-name="P2"><text:span text:style-name="Strong_20_Emphasis">Назначение</text:span></text:p>
          </table:table-cell>
        </table:table-row>
        <table:table-row>
          <table:table-cell table:style-name="Таблица1.A2" office:value-type="string">
            <text:p text:style-name="Table_20_Contents">Метрики размера<text:line-break/></text:p>
          </table:table-cell>
          <table:table-cell table:style-name="Таблица1.A2" office:value-type="string">
            <text:p text:style-name="Table_20_Contents">LOC (строки кода), число функций<text:line-break/></text:p>
          </table:table-cell>
          <table:table-cell table:style-name="Таблица1.C2" office:value-type="string">
            <text:p text:style-name="Table_20_Contents">Оценка объёма кода, планирование ресурсов<text:line-break/></text:p>
          </table:table-cell>
        </table:table-row>
        <table:table-row>
          <table:table-cell table:style-name="Таблица1.A2" office:value-type="string">
            <text:p text:style-name="Table_20_Contents">Метрики сложности<text:line-break/></text:p>
          </table:table-cell>
          <table:table-cell table:style-name="Таблица1.A2" office:value-type="string">
            <text:p text:style-name="Table_20_Contents">Цикломатическая сложность<text:line-break/></text:p>
          </table:table-cell>
          <table:table-cell table:style-name="Таблица1.C2" office:value-type="string">
            <text:p text:style-name="Table_20_Contents">Выявление сложных для тестирования функций (чем выше, тем выше риск ошибок)<text:line-break/></text:p>
          </table:table-cell>
        </table:table-row>
        <table:table-row>
          <table:table-cell table:style-name="Таблица1.A2" office:value-type="string">
            <text:p text:style-name="Table_20_Contents">Метрики качества<text:line-break/></text:p>
          </table:table-cell>
          <table:table-cell table:style-name="Таблица1.A2" office:value-type="string">
            <text:p text:style-name="Table_20_Contents">Коэффициент сопровождения (MI)<text:line-break/></text:p>
          </table:table-cell>
          <table:table-cell table:style-name="Таблица1.C2" office:value-type="string">
            <text:p text:style-name="Table_20_Contents">Оценка удобства поддержки (чем выше MI, тем лучше)<text:line-break/></text:p>
          </table:table-cell>
        </table:table-row>
      </table:table>
      <text:p text:style-name="P6"><text:span text:style-name="Strong_20_Emphasis">Условия применения и ограничения:</text:span></text:p>
      <text:list text:style-name="L3">
        <text:list-item>
          <text:p text:style-name="P9"><text:span text:style-name="Strong_20_Emphasis">Применяются:</text:span></text:p>
          <text:list>
            <text:list-item>
              <text:p text:style-name="P10">На code review</text:p>
            </text:list-item>
            <text:list-item>
              <text:p text:style-name="P10">При оценке технического долга</text:p>
            </text:list-item>
            <text:list-item>
              <text:p text:style-name="P10">Для сравнения альтернативных реализаций</text:p>
            </text:list-item>
          </text:list>
        </text:list-item>
        <text:list-item>
          <text:p text:style-name="P9"><text:span text:style-name="Strong_20_Emphasis">Ограничения:</text:span></text:p>
          <text:list>
            <text:list-item>
              <text:p text:style-name="P10">Не учитывают контекст бизнес-логики</text:p>
            </text:list-item>
            <text:list-item>
              <text:p text:style-name="P10">Риск ложных выводов (например, низкая сложность при плохой читаемости)</text:p>
            </text:list-item>
            <text:list-item>
              <text:p text:style-name="P10">Требуют ручной интерпретации</text:p>
            </text:list-item>
          </text:list>
        </text:list-item>
      </text:list>
      <text:p text:style-name="Text_20_body"><text:line-break/><text:span text:style-name="Strong_20_Emphasis">Метрики размера:</text:span></text:p>
      <text:list text:style-name="L4">
        <text:list-item>
          <text:list>
            <text:list-item>
              <text:p text:style-name="P12">Строки кода (LOC): <text:span text:style-name="Strong_20_Emphasis">10</text:span></text:p>
            </text:list-item>
            <text:list-item>
              <text:p text:style-name="P12">Количество функций: <text:span text:style-name="Strong_20_Emphasis">3</text:span></text:p>
            </text:list-item>
          </text:list>
        </text:list-item>
        <text:list-item>
          <text:p text:style-name="P11"><text:span text:style-name="Strong_20_Emphasis">Цикломатическая сложность функций:</text:span></text:p>
        </text:list-item>
      </text:list>
      <table:table table:name="Таблица2" table:style-name="Таблица2">
        <table:table-column table:style-name="Таблица2.A" table:number-columns-repeated="3"/>
        <text:soft-page-break/>
        <table:table-row>
          <table:table-cell table:style-name="Таблица2.A1" office:value-type="string">
            <text:p text:style-name="P2"><text:span text:style-name="Strong_20_Emphasis">Функция</text:span></text:p>
          </table:table-cell>
          <table:table-cell table:style-name="Таблица2.A1" office:value-type="string">
            <text:p text:style-name="Table_20_Contents">Формула расчета<text:line-break/></text:p>
          </table:table-cell>
          <table:table-cell table:style-name="Таблица2.C1" office:value-type="string">
            <text:p text:style-name="P2">Результат</text:p>
          </table:table-cell>
        </table:table-row>
        <table:table-row>
          <table:table-cell table:style-name="Таблица2.A2" office:value-type="string">
            <text:p text:style-name="P2">calculate_sum</text:p>
          </table:table-cell>
          <table:table-cell table:style-name="Таблица2.A2" office:value-type="string">
            <text:p text:style-name="P4"><text:span text:style-name="T3">Ветвлений нет → 0 + 1<text:line-break/></text:span></text:p>
          </table:table-cell>
          <table:table-cell table:style-name="Таблица2.C2" office:value-type="string">
            <text:p text:style-name="P3">1</text:p>
          </table:table-cell>
        </table:table-row>
        <table:table-row>
          <table:table-cell table:style-name="Таблица2.A2" office:value-type="string">
            <text:p text:style-name="P2"><text:span text:style-name="Source_20_Text"><text:span text:style-name="T4">factorial</text:span></text:span><text:line-break/></text:p>
          </table:table-cell>
          <table:table-cell table:style-name="Таблица2.A2" office:value-type="string">
            <text:p text:style-name="Table_20_Contents">1 условие → 1 + 1<text:line-break/></text:p>
          </table:table-cell>
          <table:table-cell table:style-name="Таблица2.C2" office:value-type="string">
            <text:p text:style-name="P3">2</text:p>
          </table:table-cell>
        </table:table-row>
        <table:table-row>
          <table:table-cell table:style-name="Таблица2.A2" office:value-type="string">
            <text:p text:style-name="P2"><text:span text:style-name="Source_20_Text"><text:span text:style-name="T4">print_numbers</text:span></text:span><text:line-break/></text:p>
          </table:table-cell>
          <table:table-cell table:style-name="Таблица2.A2" office:value-type="string">
            <text:p text:style-name="Table_20_Contents">1 цикл + 1 условие → 2 + 1<text:line-break/></text:p>
          </table:table-cell>
          <table:table-cell table:style-name="Таблица2.C2" office:value-type="string">
            <text:p text:style-name="P3">3</text:p>
          </table:table-cell>
        </table:table-row>
      </table:table>
      <text:p text:style-name="P8"><text:span text:style-name="Strong_20_Emphasis">Выводы:</text:span></text:p>
      <text:list text:style-name="L5">
        <text:list-item>
          <text:p text:style-name="P13">Самая сложная функция: <text:span text:style-name="Strong_20_Emphasis"><text:span text:style-name="Source_20_Text"><text:span text:style-name="T4">print_numbers</text:span></text:span></text:span> (сложность = 3).<text:line-break/><text:span text:style-name="Emphasis">Причина:</text:span> вложенность конструкций (цикл + условие).</text:p>
        </text:list-item>
        <text:list-item>
          <text:p text:style-name="P14">Риск ошибок:</text:p>
          <text:list>
            <text:list-item>
              <text:p text:style-name="P13">Логика проверки чётности (ошибка границ при <text:span text:style-name="Source_20_Text"><text:span text:style-name="T4">i=0</text:span></text:span>).</text:p>
            </text:list-item>
            <text:list-item>
              <text:p text:style-name="P13">Рекурсия в <text:span text:style-name="Source_20_Text"><text:span text:style-name="T4">factorial</text:span></text:span> (риск переполнения стека для больших <text:span text:style-name="Source_20_Text"><text:span text:style-name="T4">n</text:span></text:span>).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2:05:34.244659915</meta:creation-date>
    <dc:date>2025-06-03T12:16:51.401184535</dc:date>
    <meta:editing-duration>PT11M17S</meta:editing-duration>
    <meta:editing-cycles>1</meta:editing-cycles>
    <meta:document-statistic meta:table-count="2" meta:image-count="0" meta:object-count="0" meta:page-count="2" meta:paragraph-count="53" meta:word-count="234" meta:character-count="1651" meta:non-whitespace-character-count="1469"/>
    <meta:generator>LibreOffice/7.6.4.1$Linux_X86_64 LibreOffice_project/60$Build-1</meta:generator>
  </office:meta>
</office:document-meta>
</file>